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finizioni" style:family="table">
      <style:table-properties style:width="6.925in" table:align="margins"/>
    </style:style>
    <style:style style:name="Definizioni.A" style:family="table-column">
      <style:table-column-properties style:column-width="3.4625in" style:rel-column-width="32767*"/>
    </style:style>
    <style:style style:name="Definizioni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inizioni.B1" style:family="table-cell">
      <style:table-cell-properties fo:padding="0.0382in" fo:border="0.05pt solid #000000"/>
    </style:style>
    <style:style style:name="Definizioni.A2" style:family="table-cell">
      <style:table-cell-properties fo:padding="0.0382in" fo:border-left="0.05pt solid #000000" fo:border-right="none" fo:border-top="none" fo:border-bottom="0.05pt solid #000000"/>
    </style:style>
    <style:style style:name="Definizioni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normal" officeooo:rsid="0007f60e" officeooo:paragraph-rsid="0007f60e" style:font-size-asian="40pt" style:font-weight-asian="normal" style:font-size-complex="4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8pt" officeooo:rsid="0007f60e" officeooo:paragraph-rsid="0007f60e" style:font-size-asian="28pt" style:font-size-complex="28pt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07f60e" officeooo:paragraph-rsid="0007f60e" style:font-size-asian="16pt" style:font-size-complex="16pt"/>
    </style:style>
    <style:style style:name="P4" style:family="paragraph" style:parent-style-name="Text_20_body">
      <style:paragraph-properties fo:line-height="100%" fo:text-align="center" style:justify-single-word="false"/>
      <style:text-properties fo:font-size="16pt" officeooo:rsid="0007f60e" officeooo:paragraph-rsid="0007f60e" style:font-size-asian="16pt" style:font-size-complex="16pt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8e975" officeooo:paragraph-rsid="0008e975" style:font-size-asian="16pt" style:font-size-complex="16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8e975" officeooo:paragraph-rsid="0008e975" style:font-size-asian="14pt" style:font-size-complex="16pt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ba747" officeooo:paragraph-rsid="000ba747" style:font-size-asian="14pt" style:font-size-complex="16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f21ae" officeooo:paragraph-rsid="000f21ae" style:font-size-asian="14pt" style:font-size-complex="16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103e18" officeooo:paragraph-rsid="00103e18" style:font-size-asian="14pt" style:font-size-complex="16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08e975" officeooo:paragraph-rsid="0008e975" style:font-size-asian="20pt" style:font-size-complex="20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103e18" officeooo:paragraph-rsid="00103e18" style:font-size-asian="20pt" style:font-size-complex="20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0a6af5" officeooo:paragraph-rsid="000a6af5" style:font-size-asian="17.5pt" style:font-size-complex="20pt"/>
    </style:style>
    <style:style style:name="P13" style:family="paragraph" style:parent-style-name="Text_20_body">
      <style:paragraph-properties fo:line-height="100%" fo:text-align="start" style:justify-single-word="false" fo:break-before="page"/>
      <style:text-properties fo:font-size="20pt" officeooo:rsid="0008e975" officeooo:paragraph-rsid="0008e975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6pt" officeooo:rsid="00097f27" officeooo:paragraph-rsid="00097f27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6pt" officeooo:rsid="000ba747" officeooo:paragraph-rsid="000ba747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6pt" fo:font-weight="bold" officeooo:rsid="00097f27" officeooo:paragraph-rsid="00097f27" style:font-size-asian="14pt" style:font-weight-asian="bold" style:font-size-complex="16pt" style:font-weight-complex="bold"/>
    </style:style>
    <style:style style:name="T1" style:family="text">
      <style:text-properties officeooo:rsid="000ba7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7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dei Requisiti</text:p>
      <text:p text:style-name="Horizontal_20_Line"/>
      <text:p text:style-name="P2">Tombola</text:p>
      <text:p text:style-name="P3"/>
      <text:p text:style-name="P3"/>
      <text:p text:style-name="P3"/>
      <text:p text:style-name="P4">Lotti Giovanni <text:tab/><text:tab/><text:tab/>447123</text:p>
      <text:p text:style-name="P4">Montebugnoli Leonardo <text:tab/>447525</text:p>
      <text:p text:style-name="P4">Oprea Ancuta Andreea<text:tab/>435670</text:p>
      <text:p text:style-name="P4">Pasotti Alessandro<text:tab/><text:tab/>446419</text:p>
      <text:p text:style-name="P4">Poirè Matteo<text:tab/><text:tab/><text:tab/>440193</text:p>
      <text:p text:style-name="P4">Rossi Alessandro<text:tab/><text:tab/>449396</text:p>
      <text:p text:style-name="P4"/>
      <text:p text:style-name="P13">1.1 Obiettivo Finale</text:p>
      <text:p text:style-name="P5">Realizzazione di una piattaforma per il gioco della “Tombola”. Un numero variabile di giocatori deve potersi iscrivere ad una sessione del gioco in qualunque momento e le partite dovranno susseguirsi una dopo l’altra.</text:p>
      <text:p text:style-name="P10"/>
      <text:p text:style-name="P10">1.2 Definizioni</text:p>
      <table:table table:name="Definizioni" table:style-name="Definizioni">
        <table:table-column table:style-name="Definizioni.A" table:number-columns-repeated="2"/>
        <table:table-row>
          <table:table-cell table:style-name="Definizioni.A1" office:value-type="string">
            <text:p text:style-name="P16">NOME</text:p>
          </table:table-cell>
          <table:table-cell table:style-name="Definizioni.B1" office:value-type="string">
            <text:p text:style-name="P16">DESCRIZIONE</text:p>
          </table:table-cell>
        </table:table-row>
        <table:table-row>
          <table:table-cell table:style-name="Definizioni.A2" office:value-type="string">
            <text:p text:style-name="P14">User</text:p>
          </table:table-cell>
          <table:table-cell table:style-name="Definizioni.B2" office:value-type="string">
            <text:p text:style-name="P14">Utente che partecipa alla sessione della tombola.</text:p>
          </table:table-cell>
        </table:table-row>
        <table:table-row>
          <table:table-cell table:style-name="Definizioni.A2" office:value-type="string">
            <text:p text:style-name="P14">Client</text:p>
          </table:table-cell>
          <table:table-cell table:style-name="Definizioni.B2" office:value-type="string">
            <text:p text:style-name="P14">Applicativo locale in funzione su ogni dispositivo usato dagli users</text:p>
          </table:table-cell>
        </table:table-row>
        <table:table-row>
          <table:table-cell table:style-name="Definizioni.A2" office:value-type="string">
            <text:p text:style-name="P14">Server</text:p>
          </table:table-cell>
          <table:table-cell table:style-name="Definizioni.B2" office:value-type="string">
            <text:p text:style-name="P14">Applicativo remoto che fornisce servizi ai Clients</text:p>
          </table:table-cell>
        </table:table-row>
        <table:table-row>
          <table:table-cell table:style-name="Definizioni.A2" office:value-type="string">
            <text:p text:style-name="P14">Bot</text:p>
          </table:table-cell>
          <table:table-cell table:style-name="Definizioni.B2" office:value-type="string">
            <text:p text:style-name="P14">Unità di intelligenza artificiale, in gioco</text:p>
          </table:table-cell>
        </table:table-row>
        <table:table-row>
          <table:table-cell table:style-name="Definizioni.A2" office:value-type="string">
            <text:p text:style-name="P15">PC</text:p>
          </table:table-cell>
          <table:table-cell table:style-name="Definizioni.B2" office:value-type="string">
            <text:p text:style-name="P15">Personal Computer</text:p>
          </table:table-cell>
        </table:table-row>
      </table:table>
      <text:p text:style-name="P6"/>
      <text:p text:style-name="P12">2.1 Requisiti <text:span text:style-name="T1">funzionali</text:span></text:p>
      <text:p text:style-name="P7">L’applicazione consiste in due parti: un client e un server. L’utente potrà connettersi tramite un client al server (<text:span text:style-name="T2">Possibile login</text:span>). </text:p>
      <text:p text:style-name="P7">Il client è un applicativo software su PC. <text:span text:style-name="T3">L’utente una volta entrato in una sessione della tombola potrà scegliere tra 1 o più cartelle, al massimo 5. </text:span></text:p>
      <text:p text:style-name="P8">Ogni cartella contiene 15 numeri, ogni numero è compreso tra 1 e 90 ed è presente una e una sola volta nella cartella stessa. Bla bla bla</text:p>
      <text:p text:style-name="P8"/>
      <text:p text:style-name="P11"/>
      <text:p text:style-name="P11"/>
      <text:p text:style-name="P11"><text:soft-page-break/>2.2 Requisiti di sistema</text:p>
      <text:p text:style-name="P9">Sia Client sia Server sono applicativi sviluppati mediante il linguaggio Java. Lo sviluppo dell’interfaccia grafica è svolto mediante la libreria JavaFX, in particolare usando lo strumento “Java Scene Builder”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6:01:25.050306351</meta:creation-date>
    <dc:date>2019-03-19T17:00:21.351605217</dc:date>
    <meta:editing-duration>PT48M41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3" meta:paragraph-count="30" meta:word-count="211" meta:character-count="1385" meta:non-whitespace-character-count="1193"/>
  </office:meta>
</office:document-meta>
</file>